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9cm"/>
    </style:style>
    <style:style style:name="co3" style:family="table-column">
      <style:table-column-properties fo:break-before="auto" style:column-width="8.867cm"/>
    </style:style>
    <style:style style:name="co4" style:family="table-column">
      <style:table-column-properties fo:break-before="auto" style:column-width="8.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MS T0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float" office:value="539849" calcext:value-type="float">
            <text:p>539849</text:p>
          </table:table-cell>
          <table:table-cell table:style-name="ce3" office:value-type="string" calcext:value-type="string">
            <text:p>ANA BEATRIZ CLAUDIO MACH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9187" calcext:value-type="float">
            <text:p>499187</text:p>
          </table:table-cell>
          <table:table-cell table:style-name="ce3" office:value-type="string" calcext:value-type="string">
            <text:p>ANA CAROLINA DE ANDRA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5242" calcext:value-type="float">
            <text:p>475242</text:p>
          </table:table-cell>
          <table:table-cell table:style-name="ce3" office:value-type="string" calcext:value-type="string">
            <text:p>ANDERSON SILVA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948" calcext:value-type="float">
            <text:p>511948</text:p>
          </table:table-cell>
          <table:table-cell table:style-name="ce3" office:value-type="string" calcext:value-type="string">
            <text:p>ANTONIO DIOGO MONTEIRO DAMASCEN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0629" calcext:value-type="float">
            <text:p>500629</text:p>
          </table:table-cell>
          <table:table-cell table:style-name="ce3" office:value-type="string" calcext:value-type="string">
            <text:p>ANTONIO MATEUS GONCALVES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4729" calcext:value-type="float">
            <text:p>514729</text:p>
          </table:table-cell>
          <table:table-cell table:style-name="ce3" office:value-type="string" calcext:value-type="string">
            <text:p>ANTONIO NEUTON INACIO LOPES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7221" calcext:value-type="float">
            <text:p>497221</text:p>
          </table:table-cell>
          <table:table-cell table:style-name="ce3" office:value-type="string" calcext:value-type="string">
            <text:p>ARIADNA RODRIGUES CAVALCANT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024" calcext:value-type="float">
            <text:p>428024</text:p>
          </table:table-cell>
          <table:table-cell table:style-name="ce3" office:value-type="string" calcext:value-type="string">
            <text:p>ARTHUR REGIS DE OLIVEIR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88" calcext:value-type="float">
            <text:p>471988</text:p>
          </table:table-cell>
          <table:table-cell table:style-name="ce3" office:value-type="string" calcext:value-type="string">
            <text:p>ARUSHA SILVEIRA HOLANDA GOM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2077" calcext:value-type="float">
            <text:p>472077</text:p>
          </table:table-cell>
          <table:table-cell table:style-name="ce3" office:value-type="string" calcext:value-type="string">
            <text:p>BERGSON SERAFIM DE SOUZ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662" calcext:value-type="float">
            <text:p>493662</text:p>
          </table:table-cell>
          <table:table-cell table:style-name="ce3" office:value-type="string" calcext:value-type="string">
            <text:p>BRUNO DA SILVA SAL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4074" calcext:value-type="float">
            <text:p>474074</text:p>
          </table:table-cell>
          <table:table-cell table:style-name="ce3" office:value-type="string" calcext:value-type="string">
            <text:p>CAIO CAMINHA MEDEIR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092" calcext:value-type="float">
            <text:p>509092</text:p>
          </table:table-cell>
          <table:table-cell table:style-name="ce3" office:value-type="string" calcext:value-type="string">
            <text:p>CARLOS DANIEL BARBOSA CO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825" calcext:value-type="float">
            <text:p>473825</text:p>
          </table:table-cell>
          <table:table-cell table:style-name="ce3" office:value-type="string" calcext:value-type="string">
            <text:p>CARLOS EDUARDO COST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3691" calcext:value-type="float">
            <text:p>553691</text:p>
          </table:table-cell>
          <table:table-cell table:style-name="ce3" office:value-type="string" calcext:value-type="string">
            <text:p>DANYEL LIMA MATOS GRANZOTTI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7384" calcext:value-type="float">
            <text:p>537384</text:p>
          </table:table-cell>
          <table:table-cell table:style-name="ce3" office:value-type="string" calcext:value-type="string">
            <text:p>EMILLY DOS ANJOS MARINH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3618" calcext:value-type="float">
            <text:p>473618</text:p>
          </table:table-cell>
          <table:table-cell table:style-name="ce3" office:value-type="string" calcext:value-type="string">
            <text:p>EVYNNE FERREIRA AVELIN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963" calcext:value-type="float">
            <text:p>471963</text:p>
          </table:table-cell>
          <table:table-cell table:style-name="ce3" office:value-type="string" calcext:value-type="string">
            <text:p>FELIPE RAULINO LEMO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42167" calcext:value-type="float">
            <text:p>542167</text:p>
          </table:table-cell>
          <table:table-cell table:style-name="ce3" office:value-type="string" calcext:value-type="string">
            <text:p>FRANCISCO JOSIAS DA SILVA BATIST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28522" calcext:value-type="float">
            <text:p>428522</text:p>
          </table:table-cell>
          <table:table-cell table:style-name="ce3" office:value-type="string" calcext:value-type="string">
            <text:p>GABRIEL MOREIRA NUN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329" calcext:value-type="float">
            <text:p>511329</text:p>
          </table:table-cell>
          <table:table-cell table:style-name="ce3" office:value-type="string" calcext:value-type="string">
            <text:p>GUILHERME DAMASCENO NOBRE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845" calcext:value-type="float">
            <text:p>494845</text:p>
          </table:table-cell>
          <table:table-cell table:style-name="ce3" office:value-type="string" calcext:value-type="string">
            <text:p>ITALO RODRIGUES NASCIMEN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646" calcext:value-type="float">
            <text:p>536646</text:p>
          </table:table-cell>
          <table:table-cell table:style-name="ce3" office:value-type="string" calcext:value-type="string">
            <text:p>JHORDANNA GONCALV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36107" calcext:value-type="float">
            <text:p>536107</text:p>
          </table:table-cell>
          <table:table-cell table:style-name="ce3" office:value-type="string" calcext:value-type="string">
            <text:p>JOAO ALVES RODRIGUES NET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1105" calcext:value-type="float">
            <text:p>501105</text:p>
          </table:table-cell>
          <table:table-cell table:style-name="ce3" office:value-type="string" calcext:value-type="string">
            <text:p>JOAO PEDRO MORAES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8373" calcext:value-type="float">
            <text:p>558373</text:p>
          </table:table-cell>
          <table:table-cell table:style-name="ce3" office:value-type="string" calcext:value-type="string">
            <text:p>JOAO VICTOR CARVALHO DE OLIVEIR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328" calcext:value-type="float">
            <text:p>495328</text:p>
          </table:table-cell>
          <table:table-cell table:style-name="ce3" office:value-type="string" calcext:value-type="string">
            <text:p>JOAO VITOR SOARES FURTAD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8670" calcext:value-type="float">
            <text:p>508670</text:p>
          </table:table-cell>
          <table:table-cell table:style-name="ce3" office:value-type="string" calcext:value-type="string">
            <text:p>JOSE ANDERSON OLIVEIRA DE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340" calcext:value-type="float">
            <text:p>557340</text:p>
          </table:table-cell>
          <table:table-cell table:style-name="ce3" office:value-type="string" calcext:value-type="string">
            <text:p>JUAN DAVID BIZERRA PIMENTEL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0580" calcext:value-type="float">
            <text:p>470580</text:p>
          </table:table-cell>
          <table:table-cell table:style-name="ce3" office:value-type="string" calcext:value-type="string">
            <text:p>LAIS FREITAS DE QUEIROZ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85422" calcext:value-type="float">
            <text:p>485422</text:p>
          </table:table-cell>
          <table:table-cell table:style-name="ce3" office:value-type="string" calcext:value-type="string">
            <text:p>LAZARO LOPES DE PAULA JUNIOR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09985" calcext:value-type="float">
            <text:p>509985</text:p>
          </table:table-cell>
          <table:table-cell table:style-name="ce3" office:value-type="string" calcext:value-type="string">
            <text:p>LUCAS TITO SAMPAIO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3486" calcext:value-type="float">
            <text:p>493486</text:p>
          </table:table-cell>
          <table:table-cell table:style-name="ce3" office:value-type="string" calcext:value-type="string">
            <text:p>MARAYAH SABELLE CARVALHO MENESES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6002" calcext:value-type="float">
            <text:p>476002</text:p>
          </table:table-cell>
          <table:table-cell table:style-name="ce3" office:value-type="string" calcext:value-type="string">
            <text:p>MICHEL OLIVEIR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57191" calcext:value-type="float">
            <text:p>557191</text:p>
          </table:table-cell>
          <table:table-cell table:style-name="ce3" office:value-type="string" calcext:value-type="string">
            <text:p>PEDRO HENRIQUE GRIGORIO LIM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11881" calcext:value-type="float">
            <text:p>511881</text:p>
          </table:table-cell>
          <table:table-cell table:style-name="ce3" office:value-type="string" calcext:value-type="string">
            <text:p>PEDRO RIVALDO TABOS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5101" calcext:value-type="float">
            <text:p>495101</text:p>
          </table:table-cell>
          <table:table-cell table:style-name="ce3" office:value-type="string" calcext:value-type="string">
            <text:p>RAFAEL GALDINO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521434" calcext:value-type="float">
            <text:p>521434</text:p>
          </table:table-cell>
          <table:table-cell table:style-name="ce3" office:value-type="string" calcext:value-type="string">
            <text:p>RUI FERNANDES WIEBBELING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94270" calcext:value-type="float">
            <text:p>494270</text:p>
          </table:table-cell>
          <table:table-cell table:style-name="ce3" office:value-type="string" calcext:value-type="string">
            <text:p>THIAGO LINS DA SILVA</text:p>
          </table:table-cell>
          <table:table-cell table:style-name="ce3" table:number-columns-repeated="2"/>
          <table:table-cell table:style-name="ce4" table:number-columns-repeated="34"/>
          <table:table-cell table:style-name="ce3" table:number-columns-repeated="2"/>
          <table:table-cell table:number-columns-repeated="984"/>
        </table:table-row>
        <table:table-row table:style-name="ro1">
          <table:table-cell table:style-name="ce2" office:value-type="float" office:value="471699" calcext:value-type="float">
            <text:p>471699</text:p>
          </table:table-cell>
          <table:table-cell table:style-name="ce3" office:value-type="string" calcext:value-type="string">
            <text:p>WESLLEY ITALLO VIEIRA DA SILVA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MS T02" table:style-name="ta1">
        <table:table-column table:style-name="co1" table:default-cell-style-name="ce5"/>
        <table:table-column table:style-name="co3" table:default-cell-style-name="Default"/>
        <table:table-column table:style-name="co1" table:number-columns-repeated="38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float" office:value="537656" calcext:value-type="float">
            <text:p>537656</text:p>
          </table:table-cell>
          <table:table-cell office:value-type="string" calcext:value-type="string">
            <text:p>ANA JULIA ARAUJ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843" calcext:value-type="float">
            <text:p>499843</text:p>
          </table:table-cell>
          <table:table-cell office:value-type="string" calcext:value-type="string">
            <text:p>ANTONIO ELLITON DIAS GOM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5" calcext:value-type="float">
            <text:p>542275</text:p>
          </table:table-cell>
          <table:table-cell office:value-type="string" calcext:value-type="string">
            <text:p>BIANCA ALVES MARTIN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278" calcext:value-type="float">
            <text:p>542278</text:p>
          </table:table-cell>
          <table:table-cell office:value-type="string" calcext:value-type="string">
            <text:p>CAROLAINE LIMA BEZER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413" calcext:value-type="float">
            <text:p>476413</text:p>
          </table:table-cell>
          <table:table-cell office:value-type="string" calcext:value-type="string">
            <text:p>CASSIO LUCAS BARBOS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7852" calcext:value-type="float">
            <text:p>477852</text:p>
          </table:table-cell>
          <table:table-cell office:value-type="string" calcext:value-type="string">
            <text:p>CLEITON DOS SANTOS QUEIROZ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077" calcext:value-type="float">
            <text:p>508077</text:p>
          </table:table-cell>
          <table:table-cell office:value-type="string" calcext:value-type="string">
            <text:p>DANIEL ALMEIDA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355" calcext:value-type="float">
            <text:p>496355</text:p>
          </table:table-cell>
          <table:table-cell office:value-type="string" calcext:value-type="string">
            <text:p>DANILLO BEZERR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397737" calcext:value-type="float">
            <text:p>397737</text:p>
          </table:table-cell>
          <table:table-cell office:value-type="string" calcext:value-type="string">
            <text:p>DAVID NATANAEL DE FREITA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8952" calcext:value-type="float">
            <text:p>498952</text:p>
          </table:table-cell>
          <table:table-cell office:value-type="string" calcext:value-type="string">
            <text:p>DENILSON RABELO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20" calcext:value-type="float">
            <text:p>493620</text:p>
          </table:table-cell>
          <table:table-cell office:value-type="string" calcext:value-type="string">
            <text:p>FELIPE DANIEL GOMES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345" calcext:value-type="float">
            <text:p>511345</text:p>
          </table:table-cell>
          <table:table-cell office:value-type="string" calcext:value-type="string">
            <text:p>FELLIPE MAYAN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8294" calcext:value-type="float">
            <text:p>508294</text:p>
          </table:table-cell>
          <table:table-cell office:value-type="string" calcext:value-type="string">
            <text:p>FRANCISCO ALEXSON ALMEID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917" calcext:value-type="float">
            <text:p>538917</text:p>
          </table:table-cell>
          <table:table-cell office:value-type="string" calcext:value-type="string">
            <text:p>FRANCISCO ANDERSON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1087" calcext:value-type="float">
            <text:p>541087</text:p>
          </table:table-cell>
          <table:table-cell office:value-type="string" calcext:value-type="string">
            <text:p>FRANCISCO EDIMAR MATIAS DE SOUS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418" calcext:value-type="float">
            <text:p>494418</text:p>
          </table:table-cell>
          <table:table-cell office:value-type="string" calcext:value-type="string">
            <text:p>FRANCISCO EDVALDO DE OLIVEIRA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229" calcext:value-type="float">
            <text:p>538229</text:p>
          </table:table-cell>
          <table:table-cell office:value-type="string" calcext:value-type="string">
            <text:p>GABRIELA MACHADO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745" calcext:value-type="float">
            <text:p>514745</text:p>
          </table:table-cell>
          <table:table-cell office:value-type="string" calcext:value-type="string">
            <text:p>GABRIEL BURCKART OKIDOI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6751" calcext:value-type="float">
            <text:p>476751</text:p>
          </table:table-cell>
          <table:table-cell office:value-type="string" calcext:value-type="string">
            <text:p>GABRIEL CORREIA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28" calcext:value-type="float">
            <text:p>515028</text:p>
          </table:table-cell>
          <table:table-cell office:value-type="string" calcext:value-type="string">
            <text:p>ISAAC DEUSDARA SILV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2302" calcext:value-type="float">
            <text:p>542302</text:p>
          </table:table-cell>
          <table:table-cell office:value-type="string" calcext:value-type="string">
            <text:p>ISABELA PEREIRA VI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5231" calcext:value-type="float">
            <text:p>495231</text:p>
          </table:table-cell>
          <table:table-cell office:value-type="string" calcext:value-type="string">
            <text:p>ISANIO VITOR FELIX ARAUJ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143" calcext:value-type="float">
            <text:p>473143</text:p>
          </table:table-cell>
          <table:table-cell office:value-type="string" calcext:value-type="string">
            <text:p>JOAO LUCAS DE OLIVEIR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278" calcext:value-type="float">
            <text:p>512278</text:p>
          </table:table-cell>
          <table:table-cell office:value-type="string" calcext:value-type="string">
            <text:p>JOAO VICTOR BEZERRA DOS SANT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038" calcext:value-type="float">
            <text:p>500038</text:p>
          </table:table-cell>
          <table:table-cell office:value-type="string" calcext:value-type="string">
            <text:p>JOSE IAGO DA SILV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643" calcext:value-type="float">
            <text:p>493643</text:p>
          </table:table-cell>
          <table:table-cell office:value-type="string" calcext:value-type="string">
            <text:p>JOSUE ELIEL VIEIRA CO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496" calcext:value-type="float">
            <text:p>514496</text:p>
          </table:table-cell>
          <table:table-cell office:value-type="string" calcext:value-type="string">
            <text:p>LAZARO SILVA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5833" calcext:value-type="float">
            <text:p>535833</text:p>
          </table:table-cell>
          <table:table-cell office:value-type="string" calcext:value-type="string">
            <text:p>LETICIA MACIEL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4080" calcext:value-type="float">
            <text:p>474080</text:p>
          </table:table-cell>
          <table:table-cell office:value-type="string" calcext:value-type="string">
            <text:p>LUCAS DE CASTRO VIANA BAR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797" calcext:value-type="float">
            <text:p>496797</text:p>
          </table:table-cell>
          <table:table-cell office:value-type="string" calcext:value-type="string">
            <text:p>MATEUS GONCALVES LOIOL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433" calcext:value-type="float">
            <text:p>493433</text:p>
          </table:table-cell>
          <table:table-cell office:value-type="string" calcext:value-type="string">
            <text:p>MATHEUS DANTAS BATI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529" calcext:value-type="float">
            <text:p>509529</text:p>
          </table:table-cell>
          <table:table-cell office:value-type="string" calcext:value-type="string">
            <text:p>MONICA DE LIMA KRIEGER</text:p>
          </table:table-cell>
          <table:table-cell table:style-name="ce7"/>
          <table:table-cell table:style-name="ce6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6581" calcext:value-type="float">
            <text:p>496581</text:p>
          </table:table-cell>
          <table:table-cell office:value-type="string" calcext:value-type="string">
            <text:p>ODIMAR SOUSA FALCAO FILH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588" calcext:value-type="float">
            <text:p>538588</text:p>
          </table:table-cell>
          <table:table-cell office:value-type="string" calcext:value-type="string">
            <text:p>PEDRO HENRIQUE GOM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9176" calcext:value-type="float">
            <text:p>539176</text:p>
          </table:table-cell>
          <table:table-cell office:value-type="string" calcext:value-type="string">
            <text:p>RODRIGO LIM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5" calcext:value-type="float">
            <text:p>540685</text:p>
          </table:table-cell>
          <table:table-cell office:value-type="string" calcext:value-type="string">
            <text:p>SABRINA DOS SANTOS DI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278" calcext:value-type="float">
            <text:p>471278</text:p>
          </table:table-cell>
          <table:table-cell office:value-type="string" calcext:value-type="string">
            <text:p>THAIS LARA FIGUEREDO DE ALMEID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1808" calcext:value-type="float">
            <text:p>471808</text:p>
          </table:table-cell>
          <table:table-cell office:value-type="string" calcext:value-type="string">
            <text:p>THIAGO THARLES FELICIO DE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40684" calcext:value-type="float">
            <text:p>540684</text:p>
          </table:table-cell>
          <table:table-cell office:value-type="string" calcext:value-type="string">
            <text:p>TONY MATHEUS DE LIMA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8568" calcext:value-type="float">
            <text:p>428568</text:p>
          </table:table-cell>
          <table:table-cell office:value-type="string" calcext:value-type="string">
            <text:p>VINICIUS COSTA MEL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38188" calcext:value-type="float">
            <text:p>538188</text:p>
          </table:table-cell>
          <table:table-cell office:value-type="string" calcext:value-type="string">
            <text:p>VINICIUS SOARES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</table:table>
      <table:table table:name="PIDM" table:style-name="ta1">
        <table:table-column table:style-name="co1" table:default-cell-style-name="ce5"/>
        <table:table-column table:style-name="co4" table:default-cell-style-name="Default"/>
        <table:table-column table:style-name="co1" table:number-columns-repeated="38" table:default-cell-style-name="Default"/>
        <table:table-row table:style-name="ro1" table:number-rows-repeated="5">
          <table:table-cell table:number-columns-repeated="40"/>
        </table:table-row>
        <table:table-row table:style-name="ro1">
          <table:table-cell office:value-type="float" office:value="402847" calcext:value-type="float">
            <text:p>402847</text:p>
          </table:table-cell>
          <table:table-cell office:value-type="string" calcext:value-type="string">
            <text:p>ALESSANDRO FREITAS MENDES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525" calcext:value-type="float">
            <text:p>511525</text:p>
          </table:table-cell>
          <table:table-cell office:value-type="string" calcext:value-type="string">
            <text:p>ANDERSON LUIS BENTO SOAR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27" calcext:value-type="float">
            <text:p>515027</text:p>
          </table:table-cell>
          <table:table-cell office:value-type="string" calcext:value-type="string">
            <text:p>ANDERSON OLIVEIRA RABEL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5911" calcext:value-type="float">
            <text:p>495911</text:p>
          </table:table-cell>
          <table:table-cell office:value-type="string" calcext:value-type="string">
            <text:p>ANNA JULIA ABREU LIMA DE SOUZ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974" calcext:value-type="float">
            <text:p>500974</text:p>
          </table:table-cell>
          <table:table-cell office:value-type="string" calcext:value-type="string">
            <text:p>ANTONIO DAVI DE LIMA CAVALCANTE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198" calcext:value-type="float">
            <text:p>500198</text:p>
          </table:table-cell>
          <table:table-cell office:value-type="string" calcext:value-type="string">
            <text:p>ANTONIO GUILHERME MENDES SAMPAI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3537" calcext:value-type="float">
            <text:p>493537</text:p>
          </table:table-cell>
          <table:table-cell office:value-type="string" calcext:value-type="string">
            <text:p>ARIADNE COELHO DE FREITA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2077" calcext:value-type="float">
            <text:p>472077</text:p>
          </table:table-cell>
          <table:table-cell office:value-type="string" calcext:value-type="string">
            <text:p>BERGSON SERAFIM DE SOUZ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7091" calcext:value-type="float">
            <text:p>497091</text:p>
          </table:table-cell>
          <table:table-cell office:value-type="string" calcext:value-type="string">
            <text:p>DAYANA PRISCILLA NUNES FERREIRA COST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583" calcext:value-type="float">
            <text:p>499583</text:p>
          </table:table-cell>
          <table:table-cell office:value-type="string" calcext:value-type="string">
            <text:p>DIEGO DE SOUSA MO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157" calcext:value-type="float">
            <text:p>509157</text:p>
          </table:table-cell>
          <table:table-cell office:value-type="string" calcext:value-type="string">
            <text:p>EDOARDO LEITAO NOGU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518" calcext:value-type="float">
            <text:p>511518</text:p>
          </table:table-cell>
          <table:table-cell office:value-type="string" calcext:value-type="string">
            <text:p>EMELI GABRIELA CASEMIRO ADERALD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1599" calcext:value-type="float">
            <text:p>421599</text:p>
          </table:table-cell>
          <table:table-cell office:value-type="string" calcext:value-type="string">
            <text:p>GABRIEL LEITAO DE ANDRADE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921" calcext:value-type="float">
            <text:p>511921</text:p>
          </table:table-cell>
          <table:table-cell office:value-type="string" calcext:value-type="string">
            <text:p>GUILHERME SOUZA GAMAL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54759" calcext:value-type="float">
            <text:p>554759</text:p>
          </table:table-cell>
          <table:table-cell office:value-type="string" calcext:value-type="string">
            <text:p>HERON VERISSIMO DE SOUZ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5008" calcext:value-type="float">
            <text:p>515008</text:p>
          </table:table-cell>
          <table:table-cell office:value-type="string" calcext:value-type="string">
            <text:p>JEFFERSON CLAUDIO DANTAS UCHO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18132" calcext:value-type="float">
            <text:p>418132</text:p>
          </table:table-cell>
          <table:table-cell office:value-type="string" calcext:value-type="string">
            <text:p>JERLY DOS SANTOS CORREIA JUNIOR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684" calcext:value-type="float">
            <text:p>494684</text:p>
          </table:table-cell>
          <table:table-cell office:value-type="string" calcext:value-type="string">
            <text:p>JESSICA ROCHA FERREIRA RODRIGU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595" calcext:value-type="float">
            <text:p>514595</text:p>
          </table:table-cell>
          <table:table-cell office:value-type="string" calcext:value-type="string">
            <text:p>JULIANA APARECIDA COELH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04044" calcext:value-type="float">
            <text:p>404044</text:p>
          </table:table-cell>
          <table:table-cell office:value-type="string" calcext:value-type="string">
            <text:p>KAIQUE JORGE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609" calcext:value-type="float">
            <text:p>473609</text:p>
          </table:table-cell>
          <table:table-cell office:value-type="string" calcext:value-type="string">
            <text:p>LARA MARIA TEIXEIRA LEONCIO</text:p>
          </table:table-cell>
          <table:table-cell table:style-name="ce7" table:number-columns-repeated="36"/>
          <table:table-cell table:style-name="ce6" table:number-columns-repeated="2"/>
        </table:table-row>
        <table:table-row table:style-name="ro1">
          <table:table-cell office:value-type="float" office:value="434046" calcext:value-type="float">
            <text:p>434046</text:p>
          </table:table-cell>
          <table:table-cell office:value-type="string" calcext:value-type="string">
            <text:p>LARISSA UCHOA DE ARAUJ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623" calcext:value-type="float">
            <text:p>511623</text:p>
          </table:table-cell>
          <table:table-cell office:value-type="string" calcext:value-type="string">
            <text:p>LUCAS GADELHA FONSEC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7147" calcext:value-type="float">
            <text:p>497147</text:p>
          </table:table-cell>
          <table:table-cell office:value-type="string" calcext:value-type="string">
            <text:p>LUIS EDUARDO ALMEIDA SARAI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4721" calcext:value-type="float">
            <text:p>494721</text:p>
          </table:table-cell>
          <table:table-cell office:value-type="string" calcext:value-type="string">
            <text:p>LUIS GUILHERME VIANA FERNAND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282" calcext:value-type="float">
            <text:p>512282</text:p>
          </table:table-cell>
          <table:table-cell office:value-type="string" calcext:value-type="string">
            <text:p>MARIA CLARA RODRIGUES ALVE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99578" calcext:value-type="float">
            <text:p>499578</text:p>
          </table:table-cell>
          <table:table-cell office:value-type="string" calcext:value-type="string">
            <text:p>MARIA LUISA SANTOS PITOMB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0918" calcext:value-type="float">
            <text:p>500918</text:p>
          </table:table-cell>
          <table:table-cell office:value-type="string" calcext:value-type="string">
            <text:p>MARIA RITA LIM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0361" calcext:value-type="float">
            <text:p>510361</text:p>
          </table:table-cell>
          <table:table-cell office:value-type="string" calcext:value-type="string">
            <text:p>MARISANGELA DE SOUSA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28968" calcext:value-type="float">
            <text:p>428968</text:p>
          </table:table-cell>
          <table:table-cell office:value-type="string" calcext:value-type="string">
            <text:p>MATEUS FELIPE NOBRE REGO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0385" calcext:value-type="float">
            <text:p>470385</text:p>
          </table:table-cell>
          <table:table-cell office:value-type="string" calcext:value-type="string">
            <text:p>MAURICIO CAMPOS DE SOUS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2763" calcext:value-type="float">
            <text:p>472763</text:p>
          </table:table-cell>
          <table:table-cell office:value-type="string" calcext:value-type="string">
            <text:p>NATALIA BARROS DE LIM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4702" calcext:value-type="float">
            <text:p>514702</text:p>
          </table:table-cell>
          <table:table-cell office:value-type="string" calcext:value-type="string">
            <text:p>NATALY CAMPELO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1031" calcext:value-type="float">
            <text:p>511031</text:p>
          </table:table-cell>
          <table:table-cell office:value-type="string" calcext:value-type="string">
            <text:p>NATHAN DOS SANTOS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399626" calcext:value-type="float">
            <text:p>399626</text:p>
          </table:table-cell>
          <table:table-cell office:value-type="string" calcext:value-type="string">
            <text:p>PAULO GUILHERME FLORIANO DA SILV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0764" calcext:value-type="float">
            <text:p>510764</text:p>
          </table:table-cell>
          <table:table-cell office:value-type="string" calcext:value-type="string">
            <text:p>RAIMUNDO VINICIUS DA SILVA MEDEIROS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0899" calcext:value-type="float">
            <text:p>510899</text:p>
          </table:table-cell>
          <table:table-cell office:value-type="string" calcext:value-type="string">
            <text:p>SAVILA LETICIA AMANCIO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139" calcext:value-type="float">
            <text:p>512139</text:p>
          </table:table-cell>
          <table:table-cell office:value-type="string" calcext:value-type="string">
            <text:p>TALITA JUSTINO MACIEL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473134" calcext:value-type="float">
            <text:p>473134</text:p>
          </table:table-cell>
          <table:table-cell office:value-type="string" calcext:value-type="string">
            <text:p>VITOR WILLIAN CORREIA DE OLIV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09576" calcext:value-type="float">
            <text:p>509576</text:p>
          </table:table-cell>
          <table:table-cell office:value-type="string" calcext:value-type="string">
            <text:p>VIVIAN PEDROSA MOREIRA PEREIRA</text:p>
          </table:table-cell>
          <table:table-cell table:style-name="ce6" table:number-columns-repeated="2"/>
          <table:table-cell table:style-name="ce7" table:number-columns-repeated="34"/>
          <table:table-cell table:style-name="ce6" table:number-columns-repeated="2"/>
        </table:table-row>
        <table:table-row table:style-name="ro1">
          <table:table-cell office:value-type="float" office:value="512314" calcext:value-type="float">
            <text:p>512314</text:p>
          </table:table-cell>
          <table:table-cell office:value-type="string" calcext:value-type="string">
            <text:p>YURI SILVA DE LIMA</text:p>
          </table:table-cell>
          <table:table-cell table:number-columns-repeated="38"/>
        </table:table-row>
        <table:table-row table:style-name="ro1" table:number-rows-repeated="1048529">
          <table:table-cell table:number-columns-repeated="40"/>
        </table:table-row>
        <table:table-row table:style-name="ro1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2T08:24:21.606000000</meta:creation-date>
    <dc:date>2023-08-12T08:38:04.923000000</dc:date>
    <meta:editing-duration>PT3M33S</meta:editing-duration>
    <meta:editing-cycles>1</meta:editing-cycles>
    <meta:document-statistic meta:table-count="3" meta:cell-count="244" meta:object-count="0"/>
    <meta:generator>LibreOffice/7.1.4.2$Windows_X86_64 LibreOffice_project/a529a4fab45b75fefc5b6226684193eb000654f6</meta:generator>
  </office:meta>
</office:document-meta>
</file>